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paragraph-properties fo:margin-left="0.5in" fo:margin-right="2.6634in" fo:margin-top="0.139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2" style:family="paragraph" style:parent-style-name="Standard" style:list-style-name="WWNum1">
      <style:paragraph-properties fo:margin-left="0.5in" fo:margin-right="2.6563in" fo:margin-top="0.139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3" style:family="paragraph" style:parent-style-name="Standard" style:list-style-name="WWNum1">
      <style:paragraph-properties fo:margin-left="0.5in" fo:margin-right="1.7134in" fo:margin-top="0.139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4" style:family="paragraph" style:parent-style-name="Standard" style:list-style-name="WWNum1">
      <style:paragraph-properties fo:margin-left="0.5in" fo:margin-right="-0.1008in" fo:margin-top="0.139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5" style:family="paragraph" style:parent-style-name="Standard" style:list-style-name="WWNum1">
      <style:paragraph-properties fo:margin-left="0.5in" fo:margin-right="0.0528in" fo:margin-top="0.139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6" style:family="paragraph" style:parent-style-name="Standard" style:list-style-name="WWNum1">
      <style:paragraph-properties fo:margin-left="0.5in" fo:margin-right="-0.2193in" fo:margin-top="0.139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7" style:family="paragraph" style:parent-style-name="Standard" style:list-style-name="WWNum1">
      <style:paragraph-properties fo:margin-left="0.5in" fo:margin-right="-0.0028in" fo:margin-top="0.139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8" style:family="paragraph" style:parent-style-name="Standard" style:list-style-name="WWNum1">
      <style:paragraph-properties fo:margin-left="0.5in" fo:margin-right="3.4098in" fo:margin-top="0.139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9" style:family="paragraph" style:parent-style-name="Standard" style:list-style-name="WWNum1">
      <style:paragraph-properties fo:margin-left="0.5in" fo:margin-right="-0.2161in" fo:margin-top="0.139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10" style:family="paragraph" style:parent-style-name="Standard" style:list-style-name="WWNum1">
      <style:paragraph-properties fo:margin-left="0.5in" fo:margin-right="-0.1665in" fo:margin-top="0.139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11" style:family="paragraph" style:parent-style-name="Standard" style:list-style-name="WWNum1">
      <style:paragraph-properties fo:margin-left="0.5in" fo:margin-right="-0.1299in" fo:margin-top="0.139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12" style:family="paragraph" style:parent-style-name="Standard" style:list-style-name="WWNum1">
      <style:paragraph-properties fo:margin-left="0.5in" fo:margin-right="-0.1563in" fo:margin-top="0.139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13" style:family="paragraph" style:parent-style-name="Heading_20_4" style:master-page-name="Standard">
      <style:paragraph-properties fo:margin-left="-0.2098in" fo:margin-right="1.2299in" fo:margin-top="0in" fo:margin-bottom="0in" loext:contextual-spacing="false" fo:line-height="100%" fo:orphans="0" fo:widows="0" fo:text-indent="0in" style:auto-text-indent="false" style:page-number="1" fo:break-before="auto" fo:break-after="auto"/>
    </style:style>
    <style:style style:name="P14" style:family="paragraph" style:parent-style-name="Heading_20_3">
      <style:paragraph-properties fo:margin-left="-0.2098in" fo:margin-right="0.0035in" fo:margin-top="0in" fo:margin-bottom="0in" loext:contextual-spacing="false" fo:line-height="100%" fo:orphans="0" fo:widows="0" fo:text-indent="0in" style:auto-text-indent="false" fo:break-before="auto" fo:break-after="auto"/>
    </style:style>
    <style:style style:name="T1" style:family="text">
      <style:text-properties fo:font-variant="normal" fo:text-transform="none" fo:color="#000000" style:text-line-through-style="none" style:text-line-through-type="none" style:text-position="0% 100%" style:font-name="Times New Roman" fo:font-size="15.5pt" fo:font-style="normal" style:text-underline-style="none" fo:font-weight="bold" style:font-name-asian="Times New Roman1" style:font-size-asian="15.5pt" style:font-style-asian="normal" style:font-weight-asian="bold" style:font-name-complex="Times New Roman1" style:font-size-complex="15.5pt"/>
    </style:style>
    <style:style style:name="T2"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3"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4"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ovnw7ar2156j"/>Trabajo Práctico N° 2: Pilas Avanzado</text:p>
      <text:list xml:id="list2610096727" text:style-name="WWNum1">
        <text:list-item>
          <text:p text:style-name="P1"><text:span text:style-name="T2">Sumar los elementos de una pila (usar variables)</text:span></text:p>
        </text:list-item>
        <text:list-item>
          <text:p text:style-name="P2"><text:span text:style-name="T2">Contar los elementos de una pila (usar variables) </text:span></text:p>
        </text:list-item>
        <text:list-item>
          <text:p text:style-name="P3"><text:span text:style-name="T2">Calcular el promedio de los valores de una pila (usar variables) </text:span></text:p>
        </text:list-item>
        <text:list-item>
          <text:p text:style-name="P4"><text:span text:style-name="T2">Encontrar el menor elemento de una pila y guardarlo en otra. (sin variables, solo pilas) </text:span></text:p>
        </text:list-item>
        <text:list-item>
          <text:p text:style-name="P5"><text:span text:style-name="T2">Insertar un elemento en una pila ordenada de menor (tope) a mayor (base) de forma tal que se conserve el orden. (sin variables, solo pilas) </text:span></text:p>
        </text:list-item>
        <text:list-item>
          <text:p text:style-name="P6"><text:span text:style-name="T2">Usando lo resuelto en el ejercicio 4, pasar los elementos de una pila a otra de forma tal que la segunda pila quede ordenada de mayor (tope) a menor (base). Esto se llama método de ordenación por selección. </text:span></text:p>
        </text:list-item>
        <text:list-item>
          <text:p text:style-name="P7"><text:span text:style-name="T2">Determinar si un elemento buscado está dentro de una pila</text:span><text:span text:style-name="T4">. Al encontrarlo, finalizar la búsqueda.</text:span></text:p>
        </text:list-item>
        <text:list-item>
          <text:p text:style-name="P4"><text:span text:style-name="T2">Eliminar un elemento de una pila. El eliminarlo, finalizar el recorrido y dejar el resto en el mismo orden.</text:span></text:p>
        </text:list-item>
        <text:list-item>
          <text:p text:style-name="P8"><text:span text:style-name="T2">Verificar si una pila DADA es capicúa. </text:span></text:p>
        </text:list-item>
        <text:list-item>
          <text:p text:style-name="P9"><text:span text:style-name="T2">Dadas dos pilas A y B que simulan conjuntos (cada conjunto no tiene elementos repetidos sobre </text:span><text:span text:style-name="T4">sí</text:span><text:span text:style-name="T2"> mismo), realizar un programa que calcule en la pila C la operación de unión. </text:span></text:p>
        </text:list-item>
        <text:list-item>
          <text:p text:style-name="P10"><text:span text:style-name="T2">Intercalar dos pilas ordenadas en forma creciente (ORDENADA1 y ORDENADA2) dejando el resultado en una pila también ordenada en forma creciente (ORDENADAFINAL). </text:span></text:p>
        </text:list-item>
        <text:list-item>
          <text:p text:style-name="P11"><text:span text:style-name="T2">Dada la pila ORIGEN ordenarla en forma ascendente por método de </text:span><text:span text:style-name="T3">inserción </text:span><text:span text:style-name="T2">dejando el resultado en la pila ORIGEN. Para este ejercicio usar lo aprendido para el ejercicio 5. </text:span></text:p>
        </text:list-item>
        <text:list-item>
          <text:p text:style-name="P12"><text:span text:style-name="T2">Suponer un juego de cartas en el que en cada mano se reparten dos cartas por jugador. Un jugador gana la mano cuando la suma de sus cartas es mayor que las del contrario y al hacerlo coloca todas las cartas (las de </text:span><text:span text:style-name="T4">é</text:span><text:span text:style-name="T2">l y las de su rival) en su pila de puntos. En caso de empate (y para simplificar) siempre gana el jugador1. Simular la ejecución del juego de tal manera que dada una pila MAZO (con un n</text:span><text:span text:style-name="T4">ú</text:span><text:span text:style-name="T2">mero de elementos múltiplo de cuatro) distribuya las cartas en las pilas PUNTOSJUG1 y PUNTOSJUG2 como si estos hubieran jugado. Utilizar las pilas auxiliares que crea convenient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3">
      <style:paragraph-properties fo:margin-left="-0.2098in" fo:margin-right="0.0035in" fo:margin-top="0in" fo:margin-bottom="0in" loext:contextual-spacing="false" fo:line-height="100%" fo:orphans="0" fo:widows="0" fo:text-indent="0in" style:auto-text-indent="false" fo:break-before="auto" fo:break-after="auto"/>
    </style:style>
    <style:page-layout style:name="Mpm1">
      <style:page-layout-properties fo:page-width="8.5in" fo:page-height="11in" style:num-format="1" style:print-orientation="portrait" fo:margin-top="0in" fo:margin-bottom="1in" fo:margin-left="1in" fo:margin-right="0.9047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nl1w7cqu33td"/>UTN – FR Mar del Plata - Técnico Universitario en Programación</text:p>
        <text:p text:style-name="MP1"><text:bookmark text:name="_su5nohten8i4"/>Programación I y Laboratorio 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6" meta:word-count="369" meta:character-count="2090" meta:non-whitespace-character-count="1739"/>
    <meta:generator>LibreOfficeDev/6.0.5.2$Linux_X86_64 LibreOffice_project/</meta:generator>
  </office:meta>
</office:document-meta>
</file>